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3638*"/>
    </style:style>
    <style:style style:name="Table2.B" style:family="table-column">
      <style:table-column-properties style:column-width="105.83mm" style:rel-column-width="6000*"/>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Table_20_Contents">
      <style:text-properties style:font-name="Times New Roman1" fo:font-size="11pt"/>
    </style:style>
    <style:style style:name="P4" style:family="paragraph" style:parent-style-name="Darktable_20_text">
      <style:text-properties style:font-name="Times New Roman1"/>
    </style:style>
    <style:style style:name="P5" style:family="paragraph" style:parent-style-name="Darktable_20_text">
      <style:text-properties fo:font-size="11pt"/>
    </style:style>
    <style:style style:name="P6" style:family="paragraph" style:parent-style-name="Darktable_20_heading_20_4">
      <style:text-properties fo:font-size="11pt"/>
    </style:style>
    <style:style style:name="P7" style:family="paragraph" style:parent-style-name="Darktable_20_text" style:list-style-name="L1"/>
    <style:style style:name="P8" style:family="paragraph" style:parent-style-name="Table_20_Contents">
      <style:text-properties fo:font-size="11pt"/>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size="11pt"/>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text:h>
      <text:p text:style-name="Darktable_20_text">Composition is a key element for a good shot. The reason why composition is so important lays in the fact what a camera sees is different from what we see. When we look at a scene we selectively see only the important element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Likely, still it is possible to produce great photos!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our photos during RAW development.</text:p>
      <text:p text:style-name="Darktable_20_heading_20_3">Photographic composition</text:p>
      <text:p text:style-name="Darktable_20_text">Good pictures are seldom created by chance. The way the elements of a scene are arranged catches the viewer's attention, catches the eye,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ext:span text:style-name="T4">Theme: </text:span></text:span>What is the universal message of this photograph? What does it imply? What does it say? What kind of statement is the photographer making? Is it about love, or childhood, or parents, or growing old? Is it about the beauty in nature, or the ugliness of poverty? Is about the tremendous power of the weather or the gentleness of a lamb? What makes this photo worth taking? Why do you want to take this image? We covered theme in a previous article but it is important to mention it again. Theme is what makes a photograph different from a snapshot. Theme is what makes a timeless image. It is what moves and inspires the viewer to look at the photograph again and again. Theme is what makes a person want to hang a photograph on the wall, not bury it in a shoe-box. </text:p>
      <text:p text:style-name="Darktable_20_text"><text:span text:style-name="Darktable_20_emphasis"><text:span text:style-name="T4">Emphasis:</text:span></text:span> What is the subject? Where is the subject? Where should the viewer look? What is important? There are many techniques used to show emphasis. The photographer can show emphasis through framing choice, whether he uses a vertical or horizontal format. Or he might show emphasis by the placement of the subject, governed by the rule of thirds. Or he might use selective focus to simplify the background. Or by drawing the viewers attention to a certain spot within the frame using perspective. </text:p>
      <text:p text:style-name="Darktable_20_text"><text:span text:style-name="T4">Simplify:</text:span> The photographer works to simplify the composition by assuring that nothing in the viewfinder competes or distracts from the subject. He looks to see that nothing in the photograph weakens the theme. <text:soft-page-break/>Everything visible in the photograph helps to support the theme and the background does not distract from the subject but adds to the composition. He simplifies the composition. </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8"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P2">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8"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P3">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ext:span text:style-name="T1">they are </text:span>looking at, which <text:span text:style-name="T1">should </text:span>be the center of interest.</text:p>
          </table:table-cell>
        </table:table-row>
      </table:table>
      <text:p text:style-name="Darktable_20_heading_20_4">Subject placement</text:p>
      <text:p text:style-name="Darktable_20_text">In photographic composition there are two important guides to suggest the position of the point of interest: the <text:span text:style-name="Darktable_20_emphasis">rule of thirds</text:span> and <text:span text:style-name="Darktable_20_emphasis">dynamic symmetry</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x="37.94mm" svg:y="0.16mm" svg:width="89.99mm" draw:z-index="2"><draw:text-box fo:min-height="73.4mm"><text:p text:style-name="Darktable_20_caption"><draw:frame draw:style-name="fr9" draw:name="graphics2" text:anchor-type="paragraph" svg:x="0.04mm" svg:y="0.02mm" svg:width="106.36mm" style:rel-width="100%" svg:height="79.9mm" style:rel-height="scale" draw:z-index="3"><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draw:frame draw:style-name="fr2" draw:name="Frame2" text:anchor-type="paragraph" svg:y="7.11mm" svg:width="89.99mm" draw:z-index="4"><draw:text-box fo:min-height="67.93mm"><text:p text:style-name="Darktable_20_caption"><draw:frame draw:style-name="fr9" draw:name="graphics3" text:anchor-type="paragraph" svg:x="0.04mm" svg:y="0.02mm" svg:width="106.36mm" style:rel-width="100%" svg:height="79.9mm" style:rel-height="scale" draw:z-index="5"><draw:image xlink:href="../images/dynamicsymmetry.png" xlink:type="simple" xlink:show="embed" xlink:actuate="onLoad"/></draw:frame>Figure <text:sequence text:ref-name="refFigure1" text:name="Figure" text:formula="ooow:Figure+1" style:num-format="1">2</text:sequence>: Dynamic symmetry</text:p></draw:text-box></draw:frame><text:sequence-ref text:reference-format="category-and-value" text:ref-name="refFigure1">Figure 2</text:sequence-ref> shows a good position for the main element of the picture following the rule of dynamic symmetry.</text:p>
      <text:p text:style-name="P6"><text:bookmark text:name="Rule_of_odds"/>Rule of odds</text:p>
      <text:p text:style-name="Darktable_20_text">The <text:span text:style-name="Darktable_20_emphasis">rule of odds</text:span> states that by framing the object of interest in an artwork with an even number of surrounding objects, it becomes more comforting to the eye, thus creates a feeling of ease and pleasure. It is based on the assumption that humans tend to find visual images that reflect their own preferences/wishes in life more pleasing and attractive.</text:p>
      <text:p text:style-name="Darktable_20_text">An image of a person surrounded/framed by two other persons, for instance, where the person in the center is the object of interest in that image/artwork, is more likely to be perceived as friendly and comforting by the viewer, than an image of a single person with no significant surroundings.</text:p>
      <text:p text:style-name="P6">Golden section rule</text:p>
      <text:p text:style-name="P6">Diagonal rule</text:p>
      <text:p text:style-name="Darktable_20_heading_20_4">Simplicity</text:p>
      <text:p text:style-name="Darktable_20_text">The reason why we take a picture is most of the times obvious to us. But it is not obvious to a viewer, <text:soft-page-break/>therefore the picture must makes it clear. Simplicity is one of the key principle in good photographs. <text:span text:style-name="T2">The simpler and more direct a picture is, the clearer and stronger is the resulting statement, making it easily </text:span><text:span text:style-name="T2">readable by a viewer.</text:span></text:p>
      <text:p text:style-name="P4">For example, the starfish in is against a cluttered background, thus not immediately recognizable. The starfish in is instead against a neutral and cleaner background, making the subject of the picture immediately recognizable.</text:p>
      <text:p text:style-name="P4"><draw:frame draw:style-name="fr3" draw:name="Frame4" text:anchor-type="paragraph" svg:x="85.99mm" svg:y="1.11mm" svg:width="83.8mm" draw:z-index="8"><draw:text-box fo:min-height="46.13mm"><text:p text:style-name="Figure"><draw:frame draw:style-name="fr10" draw:name="graphics5" text:anchor-type="paragraph" svg:y="0mm" svg:width="55mm" svg:height="40.99mm" draw:z-index="9"><draw:image xlink:href="../images/starfish-good.jpg" xlink:type="simple" xlink:show="embed" xlink:actuate="onLoad"/></draw:frame>Figure <text:sequence text:ref-name="refFigure2" text:name="Figure" text:formula="ooow:Figure+1" style:num-format="1">4</text:sequence>: starfish against a neutral background</text:p></draw:text-box></draw:frame><draw:frame draw:style-name="fr4" draw:name="Frame3" text:anchor-type="paragraph" svg:x="0.21mm" svg:y="1.02mm" svg:width="85.8mm" draw:z-index="6"><draw:text-box fo:min-height="46.21mm"><text:p text:style-name="Figure"><draw:frame draw:style-name="fr11" draw:name="graphics4" text:anchor-type="paragraph" svg:width="55mm" svg:height="41.19mm" draw:z-index="7"><draw:image xlink:href="../images/starfish-bad.jpg" xlink:type="simple" xlink:show="embed" xlink:actuate="onLoad"/></draw:frame>Figure <text:sequence text:ref-name="refFigure3" text:name="Figure" text:formula="ooow:Figure+1" style:num-format="1">3</text:sequence>: starfish aginst a cluttered background</text:p></draw:text-box></draw:frame>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Only after considering all possibilities should you take the picture. Make sure there is nothing in the background to distract the viewer's attention from the main point of the picture and check that there is not any other object that can attract the viewer's attention instead of the intended object.</text:p>
      <text:p text:style-name="P4">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weight</text:span> in comparison to all other elements so that the entire picture is balanced when each object has the proper weight in the frame. A key role in composition balance is played by symmetries and asymmetries.</text:p>
      <text:p text:style-name="P4"><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to use because the artist must plan the layout very carefully to ensure that it is still balanced. An unbalanced page or screen creates a feeling of tension, as if the page or screen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as follows: </text:p>
      <text:list xml:id="list581273388" text:style-name="L1">
        <text:list-item>
          <text:p text:style-name="P7">An object far from the center of the picture seems to have more weight than one near the center. </text:p>
        </text:list-item>
        <text:list-item>
          <text:p text:style-name="P7">Objects in the upper part of a picture seem heavier than objects of the same size in the lower part of a picture. </text:p>
        </text:list-item>
        <text:list-item>
          <text:p text:style-name="P7">Isolation seems to increase the weight of an object. </text:p>
        </text:list-item>
        <text:list-item>
          <text:p text:style-name="P7"><text:soft-page-break/>Intensely interesting objects seem to have more compositional weight. </text:p>
        </text:list-item>
        <text:list-item>
          <text:p text:style-name="P7">Regular shapes seem to have more weight than irregular shapes. </text:p>
        </text:list-item>
        <text:list-item>
          <text:p text:style-name="P7">Elements on the right side of an asymmetrical picture appear to have more weight than elements of the same size on the left side of the picture. </text:p>
        </text:list-item>
        <text:list-item>
          <text:p text:style-name="P7">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pictorial balance, achieving balance in photographs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is usually the main means by which a viewer identifies objects inside a picture. Shapes are fundamentally two-dimensional while forms are the three-dimensional counterpart. Even if a picture is a two-dimensional representation of a scene, with the proper application of lights and shadows shapes can obtain a three-dimensions aspect that makes them pop up from the background. Placing a shape against a contrasting background and make them more interesting for example a red triangular tent against a snowy white backdrop. A great use of shapes are also silhouettes. The use of curved lines or circles and straight lines has a great ability to create tension in your picture.</text:p>
      <text:p text:style-name="P4">Lines can be effective elements of composition, because they give structure to your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4">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Darktable_20_text">A trick to add rhythm to a photo, is to look for layers of horizontal lines, for example layers of breaking surf. The rhythm can than become the focus or subject of the photo itself.</text:p>
      <text:p text:style-name="P4">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text:soft-page-break/>of an image in two by running diagonal lines from one corner of the picture to the other. This may cause the image to lose it’s drive. To achieve a more balanced photo within the confines of the frame try to create a diagonal that starts just to one side of the corner and travels to the one side of the opposite corner. Curved lines within your frame can also be representative of moods such as grace and dignity.</text:p>
      <text:p text:style-name="P4">Using lines and shapes takes some practice and it is often helpful to go back through previous images you have taken to see what has worked and what hasn’t worked. Have a look at horizontal lines, shapes, diagonal lines and vertical lines.</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positioning following one o the composition rules seen earlier and controlling carefully the deep of field so that the breaking pattern is at the maximum level of details.</text:p>
      <text:p text:style-name="Darktable_20_heading_20_4">Lighting</text:p>
      <text:p text:style-name="P4">Lighting can be used in composition to create areas of light and shadows so to give a photo a particular mood, to draw attention to an area, to modify or distort shape, or to bring out form and texture in the subject. Usually harsh and black shadows are not desirable in good photographs because too dark areas do not have details of interest. However, they can be very useful to balancing a scene or leading the attention of the viewer to the desired point of interest.</text:p>
      <text:p text:style-name="P4">Pay also attention to too lighted areas. White and bright attracts strongly human eyes and therefore can distract viewer's attention from the main point of interest.</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5" draw:name="Frame5" text:anchor-type="paragraph" svg:width="170mm" draw:z-index="10"><draw:text-box fo:min-height="70.34mm"><text:p text:style-name="Darktable_20_caption"><draw:frame draw:style-name="fr12" draw:name="graphics6" text:anchor-type="paragraph" svg:y="0mm" svg:width="60.01mm" svg:height="60.01mm" draw:z-index="11"><draw:image xlink:href="../images/framing.jpg" xlink:type="simple" xlink:show="embed" xlink:actuate="onLoad"/></draw:frame>Figure <text:sequence text:ref-name="refFigure4" text:name="Figure" text:formula="ooow:Figure+1" style:num-format="1">5</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Compositions should not look like a round peg shoved into a square hole.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4">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P6">Mergers</text:p>
      <text:p text:style-name="P5">Mergers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we are used to distinguish between the subject of interest and the background (in particular in three-dimensional space). But a photograph is a two-dimensional partial representation of a real scene so that composition is essential to help the viewer to identify all elements in the scene.</text:p>
      <text:p text:style-name="P5"><draw:frame draw:style-name="fr6" draw:name="Frame6" text:anchor-type="paragraph" svg:width="99.71mm" draw:z-index="12"><draw:text-box fo:min-height="65.18mm"><text:p text:style-name="Figure"><draw:frame draw:style-name="fr13" draw:name="graphics7" text:anchor-type="paragraph" svg:width="60.01mm" svg:height="60.01mm" draw:z-index="13"><draw:image xlink:href="../images/merge1.jpg" xlink:type="simple" xlink:show="embed" xlink:actuate="onLoad"/></draw:frame>Figure <text:sequence text:ref-name="refFigure5" text:name="Figure" text:formula="ooow:Figure+1" style:num-format="1">6</text:sequence>: example of common merge to avoid in portraits</text:p></draw:text-box></draw:frame></text:p>
      <text:p text:style-name="P5"><text:soft-page-break/><text:sequence-ref text:reference-format="category-and-value" text:ref-name="refFigure5">Figure 6</text:sequence-ref> illustrates an example of this kind of merges. The vertical stick and the horizontal wood shelf coming out of the head of the person is an example of merge to avoid.</text:p>
      <text:p text:style-name="P5">Another type of merger to avoid is the border merger. This happens when people are cut in half or their heads or feet are trimmed. An example is illustrated in </text:p>
      <text:p text:style-name="P6"><draw:frame draw:style-name="fr7" draw:name="Frame7" text:anchor-type="paragraph" svg:y="-1.11mm" svg:width="72.11mm" draw:z-index="14"><draw:text-box fo:min-height="52.14mm"><text:p text:style-name="Figure"><draw:frame draw:style-name="fr14" draw:name="graphics8" text:anchor-type="paragraph" svg:y="0.02mm" svg:width="59.97mm" svg:height="45.17mm" draw:z-index="15"><draw:image xlink:href="../images/merge2.jpg" xlink:type="simple" xlink:show="embed" xlink:actuate="onLoad"/></draw:frame>Figure <text:sequence text:ref-name="refFigure6" text:name="Figure" text:formula="ooow:Figure+1" style:num-format="1">7</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able:table-row>
          <table:table-cell table:style-name="Table2.A1" office:value-type="string">
            <text:p text:style-name="P2"><draw:frame draw:style-name="fr15" draw:name="graphics9" text:anchor-type="paragraph" svg:x="0mm" svg:y="3.99mm" svg:width="62.23mm" svg:height="46.67mm" draw:z-index="16"><draw:image xlink:href="../images/Too_much_headroom.png" xlink:type="simple" xlink:show="embed" xlink:actuate="onLoad" draw:filter-name="&lt;All formats&gt;"/></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15" draw:name="graphics10" text:anchor-type="paragraph" svg:x="0mm" svg:y="4.41mm" svg:width="62.23mm" svg:height="46.67mm" draw:z-index="17"><draw:image xlink:href="../images/Not_enough_headroom.png" xlink:type="simple" xlink:show="embed" xlink:actuate="onLoad" draw:filter-name="&lt;All formats&gt;"/></draw:frame></text:p>
          </table:table-cell>
          <table:table-cell table:style-name="Table2.B2" office:value-type="string">
            <text:p text:style-name="P2">A subtle lack of headroom with the subject's eyes only 28% of the way down from the top, not 33%.</text:p>
          </table:table-cell>
        </table:table-row>
        <text:soft-page-break/>
        <table:table-row>
          <table:table-cell table:style-name="Table2.A2" office:value-type="string">
            <text:p text:style-name="P2"><draw:frame draw:style-name="fr15" draw:name="graphics11" text:anchor-type="paragraph" svg:x="0mm" svg:y="4.18mm" svg:width="62.23mm" svg:height="46.67mm" draw:z-index="18"><draw:image xlink:href="../images/Correct_headroom.png" xlink:type="simple" xlink:show="embed" xlink:actuate="onLoad" draw:filter-name="&lt;All formats&gt;"/></draw:frame></text:p>
          </table:table-cell>
          <table:table-cell table:style-name="Table2.B2" office:value-type="string">
            <text:p text:style-name="Table_20_Contents"><text:span text:style-name="T5">Good composition, with the subject's eyes one-third of the distance down from the top of the frame, following the rule of thirds.</text:span></text:p>
          </table:table-cell>
        </table:table-row>
        <table:table-row>
          <table:table-cell table:style-name="Table2.A2" office:value-type="string">
            <text:p text:style-name="P2"><draw:frame draw:style-name="fr15" draw:name="graphics12" text:anchor-type="paragraph" svg:x="0mm" svg:y="3.74mm" svg:width="62.23mm" svg:height="46.67mm" draw:z-index="19"><draw:image xlink:href="../images/Correct_headroom_with_zoom_grid.png" xlink:type="simple" xlink:show="embed" xlink:actuate="onLoad" draw:filter-name="&lt;All formats&gt;"/></draw:frame></text:p>
          </table:table-cell>
          <table:table-cell table:style-name="Table2.B2" office:value-type="string">
            <text:p text:style-name="P2">For moving images, the action of zooming in to fill the frame with the subject requires the simultaneous tilting up of the camera, shown by the red lines, to maintain the correct amount of headroom. Conversely, zooming out requires tilting down.</text:p>
          </table:table-cell>
        </table:table-row>
      </table:table>
      <text:p text:style-name="Darktable_20_text"/>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2H42M9S</meta:editing-duration>
    <meta:editing-cycles>36</meta:editing-cycles>
    <meta:generator>LibreOffice/3.3$Linux LibreOffice_project/330m19$Build-202</meta:generator>
    <meta:initial-creator>Nicholas </meta:initial-creator>
    <dc:date>2011-05-14T20:54:12</dc:date>
    <dc:creator>Stefano Fornari</dc:creator>
    <meta:document-statistic meta:table-count="3" meta:image-count="13" meta:object-count="0" meta:page-count="9" meta:paragraph-count="91" meta:word-count="3774" meta:character-count="21878"/>
  </office:meta>
</office:document-meta>
</file>